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80000004EED6440A62A29B684.png" manifest:media-type="image/png"/>
  <manifest:file-entry manifest:full-path="Pictures/10000201000000E00000004E9F495983490BD6EC.png" manifest:media-type="image/png"/>
  <manifest:file-entry manifest:full-path="Pictures/1000000000000020000000204B249CA79A42C6D7.png" manifest:media-type="image/png"/>
  <manifest:file-entry manifest:full-path="Pictures/10000201000000E00000004E20067161E8EDAE9E.png" manifest:media-type="image/png"/>
  <manifest:file-entry manifest:full-path="Pictures/10000000000005820000016E36E86BB057F06391.jpg" manifest:media-type="image/jpeg"/>
  <manifest:file-entry manifest:full-path="Pictures/10000201000000E00000004ED94E2EC7C9B99C14.png" manifest:media-type="image/png"/>
  <manifest:file-entry manifest:full-path="Pictures/10000201000000C60000004F38C09B2D6DF523AC.png" manifest:media-type="image/png"/>
  <manifest:file-entry manifest:full-path="Pictures/10000201000000480000004E9DB1C31550A960F9.png" manifest:media-type="image/png"/>
  <manifest:file-entry manifest:full-path="Pictures/10000201000002E80000004E5884A9D98BA16D05.png" manifest:media-type="image/png"/>
  <manifest:file-entry manifest:full-path="Pictures/10000201000000E00000004ECBD3B1B599A87085.png" manifest:media-type="image/png"/>
  <manifest:file-entry manifest:full-path="Pictures/10000201000003390000004E4E36E812F8A0E128.png" manifest:media-type="image/png"/>
  <manifest:file-entry manifest:full-path="Pictures/10000201000000E00000004EE34E3D9BFF59B42A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1.219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584cm" fo:padding-top="0.127cm" fo:padding-bottom="0.127cm" fo:padding-left="0.178cm" fo:padding-right="0.254cm" fo:wrap-option="wrap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762cm" fo:padding-top="0cm" fo:padding-bottom="0cm" fo:padding-left="0.254cm" fo:padding-right="0.254cm" fo:wrap-option="wrap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762cm" fo:padding-top="0cm" fo:padding-bottom="0cm" fo:padding-left="0.254cm" fo:padding-right="0.254cm" fo:wrap-option="wrap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762cm" fo:padding-top="0cm" fo:padding-bottom="0cm" fo:padding-left="0.254cm" fo:padding-right="0.254cm" fo:wrap-option="wrap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762cm" fo:padding-top="0cm" fo:padding-bottom="0cm" fo:padding-left="0.254cm" fo:padding-right="0.254cm" fo:wrap-option="wrap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762cm" fo:padding-top="0cm" fo:padding-bottom="0cm" fo:padding-left="0.254cm" fo:padding-right="0.254cm" fo:wrap-option="wrap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762cm" fo:padding-top="0cm" fo:padding-bottom="0cm" fo:padding-left="0.254cm" fo:padding-right="0.254cm" fo:wrap-option="wrap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762cm" fo:padding-top="0cm" fo:padding-bottom="0cm" fo:padding-left="0.254cm" fo:padding-right="0.254cm" fo:wrap-option="wrap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762cm" fo:padding-top="0cm" fo:padding-bottom="0cm" fo:padding-left="0.254cm" fo:padding-right="0.254cm" fo:wrap-option="wrap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762cm" fo:padding-top="0cm" fo:padding-bottom="0cm" fo:padding-left="0.254cm" fo:padding-right="0.254cm" fo:wrap-option="wrap"/>
    </style:style>
    <style:style style:name="pr1" style:family="presentation" style:parent-style-name="IBM_25_20Planet_25_20Black-title">
      <style:graphic-properties draw:fill-color="#ffffff" draw:auto-grow-height="true" fo:min-height="5.335cm" fo:wrap-option="wrap"/>
    </style:style>
    <style:style style:name="pr2" style:family="presentation" style:parent-style-name="IBM_25_20Planet_25_20Black-notes">
      <style:graphic-properties draw:fill-color="#ffffff" draw:auto-grow-height="true" fo:min-height="11.41cm" fo:wrap-option="wrap"/>
    </style:style>
    <style:style style:name="pr3" style:family="presentation" style:parent-style-name="IBM_25_20Planet_25_20Black1-title">
      <style:graphic-properties draw:fill-color="#ffffff" draw:auto-grow-height="true" fo:min-height="1.525cm" fo:wrap-option="wrap"/>
    </style:style>
    <style:style style:name="pr4" style:family="presentation" style:parent-style-name="IBM_25_20Planet_25_20Black1-outline1">
      <style:graphic-properties draw:fill-color="#ffffff" draw:auto-grow-height="true" fo:min-height="11.707cm" fo:wrap-option="wrap"/>
    </style:style>
    <style:style style:name="pr5" style:family="presentation" style:parent-style-name="IBM_25_20Planet_25_20Black1-notes">
      <style:graphic-properties draw:fill-color="#ffffff" draw:auto-grow-height="true" fo:min-height="11.41cm" fo:wrap-option="wrap"/>
    </style:style>
    <style:style style:name="pr6" style:family="presentation" style:parent-style-name="IBM_25_20Planet_25_20Black1-outline1">
      <style:graphic-properties draw:fill-color="#ffffff" draw:auto-grow-height="true" fo:min-height="8.657cm" fo:wrap-option="wrap"/>
    </style:style>
    <style:style style:name="pr7" style:family="presentation" style:parent-style-name="IBM_25_20Planet_25_20Black1-outline1">
      <style:graphic-properties draw:fill-color="#ffffff" draw:auto-grow-height="true" fo:min-height="12.193cm" fo:wrap-option="wrap"/>
    </style:style>
    <style:style style:name="pr8" style:family="presentation" style:parent-style-name="IBM_25_20Planet_25_20Black1-outline1" style:list-style-name="L2">
      <style:graphic-properties draw:fill-color="#ffffff" draw:auto-grow-height="true" fo:min-height="11.718cm" fo:wrap-option="wrap"/>
    </style:style>
    <style:style style:name="pr9" style:family="presentation" style:parent-style-name="IBM_25_20Planet_25_20Black1-outline1" style:list-style-name="L2">
      <style:graphic-properties draw:fill-color="#ffffff" draw:auto-grow-height="true" fo:min-height="1.911cm" fo:wrap-option="wrap"/>
    </style:style>
    <style:style style:name="P1" style:family="paragraph">
      <style:paragraph-properties fo:margin-left="0cm" fo:margin-right="0cm" fo:text-indent="0cm" style:punctuation-wrap="simple" style:line-break="strict" style:writing-mode="lr-tb"/>
    </style:style>
    <style:style style:name="P2" style:family="paragraph">
      <loext:graphic-properties draw:fill-color="#ffffff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P3" style:family="paragraph">
      <style:paragraph-properties fo:margin-left="0cm" fo:margin-right="0cm" fo:margin-top="0cm" fo:margin-bottom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paragraph-properties fo:margin-left="0cm" fo:margin-right="0cm" fo:text-indent="0cm" style:punctuation-wrap="simple" style:line-break="strict" style:writing-mode="lr-tb" style:font-independent-line-spacing="true"/>
      <style:text-properties fo:color="#ffffff" fo:font-size="11pt" style:font-size-asian="11pt" style:font-size-complex="11pt"/>
    </style:style>
    <style:style style:name="P6" style:family="paragraph">
      <loext:graphic-properties draw:fill-color="#ffffff"/>
      <style:paragraph-properties fo:margin-left="0.6cm" fo:margin-right="0cm" fo:text-indent="-0.6cm" style:punctuation-wrap="simple" style:line-break="strict" style:writing-mode="lr-tb" style:font-independent-line-spacing="true"/>
    </style:style>
    <style:style style:name="P7" style:family="paragraph">
      <style:paragraph-properties fo:margin-left="0cm" fo:margin-right="0cm" fo:text-align="center" fo:text-indent="0cm" style:punctuation-wrap="simple" style:line-break="strict" style:writing-mode="lr-tb"/>
    </style:style>
    <style:style style:name="P8" style:family="paragraph">
      <style:paragraph-properties fo:margin-left="1.118cm" fo:margin-right="0cm" fo:text-indent="-1.118cm"/>
    </style:style>
    <style:style style:name="P9" style:family="paragraph">
      <loext:graphic-properties draw:fill="none" draw:fill-color="#ffffff"/>
      <style:paragraph-properties fo:margin-left="1.118cm" fo:margin-right="0cm" fo:text-indent="-1.118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/>
      <style:text-properties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true"/>
      <style:text-properties fo:color="#ffffff" style:text-outline="false" style:text-position="0% 100%" style:font-name="Arial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SimSun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2" style:family="paragraph">
      <style:paragraph-properties fo:margin-left="0cm" fo:margin-right="0cm" fo:margin-top="0.527cm" fo:margin-bottom="0.1cm" fo:line-height="100%" fo:text-indent="0cm" style:punctuation-wrap="simple" style:line-break="strict" style:writing-mode="lr-tb"/>
    </style:style>
    <style:style style:name="P13" style:family="paragraph">
      <loext:graphic-properties draw:fill-color="#ffffff"/>
      <style:paragraph-properties fo:margin-left="0cm" fo:margin-right="0cm" fo:margin-top="0.527cm" fo:margin-bottom="0.1cm" fo:line-height="100%" fo:text-indent="0cm" style:punctuation-wrap="simple" style:line-break="strict" style:writing-mode="lr-tb" style:font-independent-line-spacing="true"/>
    </style:style>
    <style:style style:name="P14" style:family="paragraph">
      <loext:graphic-properties draw:fill-color="#ffffff"/>
      <style:paragraph-properties fo:margin-left="0cm" fo:margin-right="0cm" fo:margin-top="0.527cm" fo:margin-bottom="0.1cm" fo:line-height="100%" fo:text-indent="0cm" style:punctuation-wrap="simple" style:line-break="strict" style:writing-mode="lr-tb" style:font-independent-line-spacing="true"/>
      <style:text-properties fo:color="#ffffff" style:text-outline="false" style:font-name="Arial" fo:font-size="16pt" fo:font-style="normal" fo:text-shadow="none" fo:font-weight="normal" style:font-name-asian="SimSun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P15" style:family="paragraph">
      <style:paragraph-properties fo:margin-left="0cm" fo:margin-right="0cm" fo:margin-top="0.527cm" fo:margin-bottom="0.1cm" fo:line-height="100%" fo:text-align="center" fo:text-indent="0cm" style:punctuation-wrap="simple" style:line-break="strict" style:writing-mode="lr-tb"/>
    </style:style>
    <style:style style:name="P16" style:family="paragraph">
      <loext:graphic-properties draw:fill-color="#ffffff"/>
      <style:paragraph-properties fo:margin-left="0cm" fo:margin-right="0cm" fo:margin-top="0.527cm" fo:margin-bottom="0.1cm" fo:line-height="100%" fo:text-align="center" fo:text-indent="0cm" style:punctuation-wrap="simple" style:line-break="strict" style:writing-mode="lr-tb" style:font-independent-line-spacing="true"/>
      <style:text-properties fo:color="#ffffff" style:text-outline="false" style:font-name="Arial" fo:font-size="40pt" fo:font-style="normal" fo:text-shadow="none" fo:font-weight="normal" style:font-name-asian="SimSun" style:font-size-asian="40pt" style:font-style-asian="normal" style:font-weight-asian="normal" style:font-name-complex="Tahoma" style:font-size-complex="40pt" style:font-style-complex="normal" style:font-weight-complex="normal" style:text-emphasize="none" style:font-relief="none"/>
    </style:style>
    <style:style style:name="P17" style:family="paragraph">
      <loext:graphic-properties draw:fill-color="#ffffff"/>
      <style:paragraph-properties fo:margin-left="0.6cm" fo:margin-right="0cm" fo:text-indent="-0.6cm" style:punctuation-wrap="simple" style:line-break="strict" style:writing-mode="lr-tb" style:font-independent-line-spacing="true"/>
      <style:text-properties fo:font-size="20pt"/>
    </style:style>
    <style:style style:name="P18" style:family="paragraph">
      <loext:graphic-properties draw:fill-color="#ffffff"/>
      <style:paragraph-properties fo:margin-left="0cm" fo:margin-right="0cm" fo:text-indent="0cm" style:punctuation-wrap="simple" style:line-break="strict" style:writing-mode="lr-tb" style:font-independent-line-spacing="true"/>
      <style:text-properties fo:font-size="14pt" style:font-size-asian="14pt" style:font-size-complex="14pt"/>
    </style:style>
    <style:style style:name="T1" style:family="text">
      <style:text-properties fo:color="#ffffff" fo:font-size="11pt" style:font-size-asian="11pt" style:font-size-complex="11pt"/>
    </style:style>
    <style:style style:name="T2" style:family="text">
      <style:text-properties fo:color="#0093d9"/>
    </style:style>
    <style:style style:name="T3" style:family="text">
      <style:text-properties fo:color="#ffffff" fo:font-size="8pt" style:font-size-asian="8pt" style:font-size-complex="8pt"/>
    </style:style>
    <style:style style:name="T4" style:family="text">
      <style:text-properties fo:color="#ffffff" style:text-outline="false" style:text-position="0% 100%" style:font-name="Arial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SimSun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93d9" fo:font-weight="bold" style:font-weight-asian="bold" style:font-weight-complex="bold"/>
    </style:style>
    <style:style style:name="T7" style:family="text">
      <style:text-properties fo:color="#ffffff" style:text-outline="false" style:font-name="Arial" fo:font-size="16pt" fo:font-style="normal" fo:text-shadow="none" fo:font-weight="normal" style:font-name-asian="SimSun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ffffff" style:text-outline="false" style:font-name="Arial" fo:font-size="40pt" fo:font-style="normal" fo:text-shadow="none" fo:font-weight="normal" style:font-name-asian="SimSun" style:font-size-asian="40pt" style:font-style-asian="normal" style:font-weight-asian="normal" style:font-name-complex="Tahoma" style:font-size-complex="40pt" style:font-style-complex="normal" style:font-weight-complex="normal" style:text-emphasize="none" style:font-relief="none"/>
    </style:style>
    <style:style style:name="T12" style:family="text">
      <style:text-properties fo:color="#0093d9" style:text-outline="false" style:font-name="Arial" fo:font-size="16pt" fo:font-style="normal" fo:text-shadow="none" fo:font-weight="bold" style:font-name-asian="SimSun" style:font-size-asian="16pt" style:font-style-asian="normal" style:font-weight-asian="bold" style:font-name-complex="Tahoma" style:font-size-complex="16pt" style:font-style-complex="normal" style:font-weight-complex="bold" style:text-emphasize="none" style:font-relief="none"/>
    </style:style>
    <style:style style:name="T13" style:family="text">
      <style:text-properties fo:color="#ffffff" style:text-outline="false" style:font-name="Arial" fo:font-size="14pt" fo:font-style="normal" fo:text-shadow="none" fo:font-weight="normal" style:font-name-asian="SimSun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ffffff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ffffff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IBM_25_20Planet_25_20Black" presentation:presentation-page-layout-name="AL1T19">
        <draw:frame draw:name="Title text1" presentation:style-name="pr1" draw:text-style-name="P2" draw:layer="layout" svg:width="24.258cm" svg:height="5.589cm" svg:x="0.381cm" svg:y="3.937cm" presentation:class="title">
          <draw:text-box>
            <text:p text:style-name="P1">Asserting data quality with <text:line-break/>Great Expectations</text:p>
          </draw:text-box>
        </draw:frame>
        <draw:frame draw:name="Text Frame1" draw:style-name="gr1" draw:text-style-name="P5" draw:layer="layout" svg:width="21.591cm" svg:height="1.473cm" svg:x="0.508cm" svg:y="1.474cm">
          <draw:text-box>
            <text:p text:style-name="P3"><text:span text:style-name="T1">Alan Verdugo</text:span></text:p>
            <text:p text:style-name="P4"><text:span text:style-name="T1">2020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2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3" draw:master-page-name="IBM_25_20Planet_25_20Black1" presentation:presentation-page-layout-name="AL2T1">
        <draw:frame draw:name="Title text2" presentation:style-name="pr3" draw:text-style-name="P2" draw:layer="layout" svg:width="24.131cm" svg:height="1.779cm" svg:x="0.508cm" svg:y="1.651cm" presentation:class="title">
          <draw:text-box>
            <text:p text:style-name="P1">What?</text:p>
          </draw:text-box>
        </draw:frame>
        <draw:frame draw:name="Outline Text1" presentation:style-name="pr4" draw:text-style-name="P2" draw:layer="layout" svg:width="24.131cm" svg:height="11.961cm" svg:x="0.87cm" svg:y="4.054cm" presentation:class="outline" presentation:user-transformed="true">
          <draw:text-box>
            <text:list text:style-name="L2">
              <text:list-header>
                <text:p text:style-name="P7">What is “Great Expectations”?</text:p>
              </text:list-header>
              <text:list-item>
                <text:p text:style-name="P1">A book by Charles Dickens.</text:p>
              </text:list-item>
              <text:list-item>
                <text:p text:style-name="P1">FOSS Python module to help with data cleansing and processing.</text:p>
              </text:list-item>
              <text:list-item>
                <text:p text:style-name="P1">A relatively young project (since February, 2018. Current version: 0.11.7).</text:p>
              </text:list-item>
              <text:list-item>
                <text:p text:style-name="P1">Try it now: <text:span text:style-name="T2">pip install great_expectations --user</text:span></text:p>
                <text:p text:style-name="P1"/>
                <text:p text:style-name="P1"/>
                <text:p text:style-name="P7">What is an “Expectation”?</text:p>
              </text:list-item>
              <text:list-item>
                <text:p text:style-name="P1">Expectations provide a flexible, declarative language for describing expected behavior. </text:p>
              </text:list-item>
              <text:list-item>
                <text:p text:style-name="P1">Unlike traditional unit tests, Great Expectations applies Expectations to data instead of code.</text:p>
                <text:p text:style-name="P1"/>
              </text:list-item>
            </text:list>
          </draw:text-box>
        </draw:frame>
        <draw:frame draw:name="Text Frame2" draw:style-name="gr3" draw:text-style-name="P9" draw:layer="layout" svg:width="23.877cm" svg:height="0.838cm" svg:x="0.508cm" svg:y="17.298cm">
          <draw:text-box>
            <text:p text:style-name="P8"><text:span text:style-name="T3"><text:s/></text:span><text:span text:style-name="T3">Source If Applicable</text:span></text:p>
          </draw:text-box>
        </draw:frame>
        <draw:frame draw:name="Text Frame3" draw:style-name="gr4" draw:text-style-name="P11" draw:layer="layout" svg:width="21.591cm" svg:height="0.762cm" svg:x="0.508cm" svg:y="0.636cm">
          <draw:text-box>
            <text:p text:style-name="P10"><text:span text:style-name="T4">Asserting data quality with Great Expectations</text:span></text:p>
          </draw:text-box>
        </draw:frame>
        <presentation:notes draw:style-name="dp2">
          <draw:page-thumbnail draw:style-name="gr2" draw:layer="layout" svg:width="14.538cm" svg:height="10.28cm" svg:x="3.231cm" svg:y="2.853cm" draw:page-number="2" presentation:class="page"/>
          <draw:frame presentation:style-name="pr5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_25_20Planet_25_20Black1" presentation:presentation-page-layout-name="AL2T1">
        <draw:frame draw:name="Title text2" presentation:style-name="pr3" draw:text-style-name="P2" draw:layer="layout" svg:width="24.131cm" svg:height="1.779cm" svg:x="0.508cm" svg:y="1.651cm" presentation:class="title">
          <draw:text-box>
            <text:p text:style-name="P1">What?</text:p>
          </draw:text-box>
        </draw:frame>
        <draw:frame draw:name="Outline Text1" presentation:style-name="pr6" draw:text-style-name="P2" draw:layer="layout" svg:width="24.131cm" svg:height="8.911cm" svg:x="0.726cm" svg:y="5.978cm" presentation:class="outline" presentation:user-transformed="true">
          <draw:text-box>
            <text:list text:style-name="L2">
              <text:list-item>
                <text:p text:style-name="P1">Great Expectations helps teams save time and promote analytic integrity by offering a unique approach to automated testing: pipeline tests.</text:p>
              </text:list-item>
              <text:list-item>
                <text:p text:style-name="P1">Pipeline tests are applied to data (instead of code) and at batch time (instead of compile or deploy time).</text:p>
              </text:list-item>
              <text:list-item>
                <text:p text:style-name="P1">Pipeline tests are like unit tests for datasets: they help you guard against upstream data changes and monitor data quality.</text:p>
              </text:list-item>
              <text:list-item>
                <text:p text:style-name="P1">Software developers have long known that automated testing is essential for managing complex codebases.</text:p>
              </text:list-item>
              <text:list-item>
                <text:p text:style-name="P1">Great Expectations brings the same discipline, confidence, and acceleration to data science and engineering teams.</text:p>
              </text:list-item>
            </text:list>
          </draw:text-box>
        </draw:frame>
        <draw:frame draw:name="Text Frame2" draw:style-name="gr3" draw:text-style-name="P9" draw:layer="layout" svg:width="23.877cm" svg:height="0.838cm" svg:x="0.508cm" svg:y="17.298cm">
          <draw:text-box>
            <text:p text:style-name="P8"><text:span text:style-name="T3"><text:s/></text:span><text:span text:style-name="T3">Source If Applicable</text:span></text:p>
          </draw:text-box>
        </draw:frame>
        <draw:frame draw:name="Text Frame3" draw:style-name="gr5" draw:text-style-name="P11" draw:layer="layout" svg:width="21.591cm" svg:height="0.762cm" svg:x="0.508cm" svg:y="0.636cm">
          <draw:text-box>
            <text:p text:style-name="P10"><text:span text:style-name="T4">Asserting data quality with Great Expectations</text:span></text:p>
          </draw:text-box>
        </draw:frame>
        <presentation:notes draw:style-name="dp2">
          <draw:page-thumbnail draw:style-name="gr2" draw:layer="layout" svg:width="14.538cm" svg:height="10.28cm" svg:x="3.231cm" svg:y="2.853cm" draw:page-number="3" presentation:class="page"/>
          <draw:frame presentation:style-name="pr5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_25_20Planet_25_20Black1" presentation:presentation-page-layout-name="AL2T1">
        <draw:frame draw:name="Title text2" presentation:style-name="pr3" draw:text-style-name="P2" draw:layer="layout" svg:width="24.131cm" svg:height="1.779cm" svg:x="0.508cm" svg:y="1.651cm" presentation:class="title">
          <draw:text-box>
            <text:p text:style-name="P1">Why?</text:p>
          </draw:text-box>
        </draw:frame>
        <draw:frame draw:name="Outline Text1" presentation:style-name="pr7" draw:text-style-name="P2" draw:layer="layout" svg:width="24.131cm" svg:height="12.447cm" svg:x="0.508cm" svg:y="5.207cm" presentation:class="outline" presentation:user-transformed="true">
          <draw:text-box>
            <text:list text:style-name="L2">
              <text:list-item>
                <text:p text:style-name="P1">Data pipelines often become deep stacks of unverified assumptions.</text:p>
              </text:list-item>
              <text:list-item>
                <text:p text:style-name="P1">Mysterious (and sometimes embarrassing) bugs crop up more and more frequently.</text:p>
              </text:list-item>
              <text:list-item>
                <text:p text:style-name="P1">Resolving them requires painstaking exploration of upstream data, often leading to frustrating negotiations about data specs across teams.</text:p>
                <text:p text:style-name="P1"/>
              </text:list-item>
              <text:list-item>
                <text:p text:style-name="P1">Examples:</text:p>
                <text:list>
                  <text:list-item>
                    <text:p text:style-name="P1">The data format has changed.</text:p>
                  </text:list-item>
                  <text:list-item>
                    <text:p text:style-name="P1">The data is the same, but the extraction has been modified.</text:p>
                  </text:list-item>
                  <text:list-item>
                    <text:p text:style-name="P1">We incorrectly <text:span text:style-name="T5">assume</text:span> we should be <text:span text:style-name="T5">expecting</text:span> some specific format.</text:p>
                  </text:list-item>
                </text:list>
              </text:list-item>
            </text:list>
          </draw:text-box>
        </draw:frame>
        <draw:frame draw:name="Text Frame2" draw:style-name="gr3" draw:text-style-name="P9" draw:layer="layout" svg:width="23.877cm" svg:height="0.838cm" svg:x="0.508cm" svg:y="17.298cm">
          <draw:text-box>
            <text:p text:style-name="P8"><text:span text:style-name="T3"><text:s/></text:span><text:span text:style-name="T3">Source If Applicable</text:span></text:p>
          </draw:text-box>
        </draw:frame>
        <draw:frame draw:name="Text Frame3" draw:style-name="gr6" draw:text-style-name="P11" draw:layer="layout" svg:width="21.591cm" svg:height="0.762cm" svg:x="0.508cm" svg:y="0.636cm">
          <draw:text-box>
            <text:p text:style-name="P10"><text:span text:style-name="T4">Asserting data quality with Great Expectations</text:span></text:p>
          </draw:text-box>
        </draw:frame>
        <presentation:notes draw:style-name="dp2">
          <draw:page-thumbnail draw:style-name="gr2" draw:layer="layout" svg:width="14.538cm" svg:height="10.28cm" svg:x="3.231cm" svg:y="2.853cm" draw:page-number="4" presentation:class="page"/>
          <draw:frame presentation:style-name="pr5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3" draw:master-page-name="IBM_25_20Planet_25_20Black1" presentation:presentation-page-layout-name="AL2T1">
        <draw:frame draw:name="Title text2" presentation:style-name="pr3" draw:text-style-name="P2" draw:layer="layout" svg:width="24.131cm" svg:height="1.779cm" svg:x="0.508cm" svg:y="1.651cm" presentation:class="title">
          <draw:text-box>
            <text:p text:style-name="P1">Why?</text:p>
          </draw:text-box>
        </draw:frame>
        <draw:frame draw:name="Outline Text1" presentation:style-name="pr7" draw:text-style-name="P2" draw:layer="layout" svg:width="24.131cm" svg:height="12.447cm" svg:x="0.58cm" svg:y="3.643cm" presentation:class="outlin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Save time during data cleaning and munging.</text:p>
              </text:list-item>
              <text:list-item>
                <text:p text:style-name="P1">Accelerate ETL and data normalization.</text:p>
              </text:list-item>
              <text:list-item>
                <text:p text:style-name="P1">Streamline knowledge capture and requirements gathering from subject-matter experts.</text:p>
              </text:list-item>
              <text:list-item>
                <text:p text:style-name="P1"><text:span text:style-name="T6">Monitor data quality in production data pipelines and data products.</text:span></text:p>
              </text:list-item>
              <text:list-item>
                <text:p text:style-name="P1">Automate verification of new data deliveries from vendors and other teams.</text:p>
              </text:list-item>
              <text:list-item>
                <text:p text:style-name="P1"><text:span text:style-name="T6">Simplify debugging data pipelines if (when) they break.</text:span></text:p>
              </text:list-item>
              <text:list-item>
                <text:p text:style-name="P1">Codify assumptions used to build models when sharing with other teams or analysts.</text:p>
              </text:list-item>
              <text:list-item>
                <text:p text:style-name="P1">Develop rich, shared data documentation in the course of normal work.</text:p>
              </text:list-item>
              <text:list-item>
                <text:p text:style-name="P1"><text:span text:style-name="T6">Make implicit knowledge explicit.</text:span></text:p>
              </text:list-item>
              <text:list-item>
                <text:p text:style-name="P1">… and much more</text:p>
              </text:list-item>
            </text:list>
          </draw:text-box>
        </draw:frame>
        <draw:frame draw:name="Text Frame2" draw:style-name="gr3" draw:text-style-name="P9" draw:layer="layout" svg:width="23.877cm" svg:height="0.838cm" svg:x="0.508cm" svg:y="17.298cm">
          <draw:text-box>
            <text:p text:style-name="P8"><text:span text:style-name="T3"><text:s/></text:span><text:span text:style-name="T3">Source If Applicable</text:span></text:p>
          </draw:text-box>
        </draw:frame>
        <draw:frame draw:name="Text Frame3" draw:style-name="gr7" draw:text-style-name="P11" draw:layer="layout" svg:width="21.591cm" svg:height="0.762cm" svg:x="0.508cm" svg:y="0.636cm">
          <draw:text-box>
            <text:p text:style-name="P10"><text:span text:style-name="T4">Asserting data quality with Great Expectations</text:span></text:p>
          </draw:text-box>
        </draw:frame>
        <presentation:notes draw:style-name="dp2">
          <draw:page-thumbnail draw:style-name="gr2" draw:layer="layout" svg:width="14.538cm" svg:height="10.28cm" svg:x="3.231cm" svg:y="2.853cm" draw:page-number="5" presentation:class="page"/>
          <draw:frame presentation:style-name="pr5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3" draw:master-page-name="IBM_25_20Planet_25_20Black1" presentation:presentation-page-layout-name="AL2T1">
        <draw:frame draw:name="Title text2" presentation:style-name="pr3" draw:text-style-name="P13" draw:layer="layout" svg:width="24.131cm" svg:height="1.779cm" svg:x="0.508cm" svg:y="1.651cm" presentation:class="title">
          <draw:text-box>
            <text:list text:style-name="L1">
              <text:list-header>
                <text:p text:style-name="P12">Sounds familiar?</text:p>
              </text:list-header>
            </text:list>
          </draw:text-box>
        </draw:frame>
        <draw:frame draw:name="Outline Text1" presentation:style-name="pr8" draw:text-style-name="P14" draw:layer="layout" svg:width="24.131cm" svg:height="11.972cm" svg:x="0.679cm" svg:y="3.194cm" presentation:class="outline" presentation:user-transformed="true">
          <draw:text-box>
            <text:list text:style-name="L2">
              <text:list-header>
                <text:p text:style-name="P12"><text:span text:style-name="T7"/></text:p>
              </text:list-header>
              <text:list-item>
                <text:p text:style-name="P12"><text:span text:style-name="T7">Empty result sets that should not be empty.</text:span></text:p>
              </text:list-item>
              <text:list-item>
                <text:p text:style-name="P12"><text:span text:style-name="T7">Data formatting issues. For example:</text:span></text:p>
              </text:list-item>
            </text:list>
            <text:list text:style-name="L3">
              <text:list-item>
                <text:list>
                  <text:list-item>
                    <text:p text:style-name="P1">DD/MM/YYYY instead of DD-MM-YYYY</text:p>
                  </text:list-item>
                  <text:list-item>
                    <text:p text:style-name="P1">DD-MM-YYYY instead of DD-MM-YYYY 00:00:00</text:p>
                  </text:list-item>
                  <text:list-item>
                    <text:p text:style-name="P1">“NULL” instead of “ ”, or viceversa.</text:p>
                  </text:list-item>
                  <text:list-item>
                    <text:p text:style-name="P1">“1” (str) instead of 1 (int) or 1.0 (float).</text:p>
                  </text:list-item>
                </text:list>
              </text:list-item>
            </text:list>
            <text:list text:style-name="L2">
              <text:list-item>
                <text:p text:style-name="P1">Unexpected, but similar data. For example:</text:p>
                <text:list>
                  <text:list-item>
                    <text:p text:style-name="P1">You were expecting <text:span text:style-name="T8">“US”</text:span><text:span text:style-name="T9"> or </text:span><text:span text:style-name="T8">“MX”</text:span> and you get <text:span text:style-name="T8">“USA”</text:span><text:span text:style-name="T9"> or </text:span><text:span text:style-name="T8">“Mexico”.</text:span> </text:p>
                  </text:list-item>
                  <text:list-item>
                    <text:p text:style-name="P1">You were expecting <text:span text:style-name="T8">“IBM”</text:span> and you get <text:span text:style-name="T8">“IBM Corp.”</text:span><text:span text:style-name="T9">, or </text:span><text:span text:style-name="T8">“International Business </text:span><text:span text:style-name="T8">Machines.</text:span></text:p>
                  </text:list-item>
                  <text:list-item>
                    <text:p text:style-name="P1"><text:span text:style-name="T9">You were expecting </text:span><text:span text:style-name="T8">“True”</text:span><text:span text:style-name="T9"> or </text:span><text:span text:style-name="T8">“False”</text:span><text:span text:style-name="T9">, but got </text:span><text:span text:style-name="T8">“T”</text:span><text:span text:style-name="T9">, </text:span><text:span text:style-name="T8">“F”</text:span><text:span text:style-name="T9">, </text:span><text:span text:style-name="T8">“TRUE”</text:span><text:span text:style-name="T9">, </text:span><text:span text:style-name="T8">“FALSE”</text:span><text:span text:style-name="T9">, </text:span><text:span text:style-name="T8">“1”</text:span><text:span text:style-name="T9">, </text:span><text:span text:style-name="T8">“0”</text:span><text:span text:style-name="T9">...</text:span></text:p>
                  </text:list-item>
                  <text:list-item>
                    <text:p text:style-name="P1"><text:span text:style-name="T9">Etc.</text:span></text:p>
                  </text:list-item>
                </text:list>
              </text:list-item>
              <text:list-item>
                <text:p text:style-name="P1"><text:span text:style-name="T9">In short: Somebody messed up and now you have to find the problem and fix it, </text:span><text:span text:style-name="T10">quickly</text:span><text:span text:style-name="T9">.</text:span></text:p>
              </text:list-item>
            </text:list>
          </draw:text-box>
        </draw:frame>
        <draw:frame draw:name="Text Frame2" draw:style-name="gr3" draw:text-style-name="P9" draw:layer="layout" svg:width="23.877cm" svg:height="0.838cm" svg:x="0.508cm" svg:y="17.298cm">
          <draw:text-box>
            <text:p text:style-name="P8"><text:span text:style-name="T3"><text:s/></text:span><text:span text:style-name="T3">Source If Applicable</text:span></text:p>
          </draw:text-box>
        </draw:frame>
        <draw:frame draw:name="Text Frame3" draw:style-name="gr8" draw:text-style-name="P11" draw:layer="layout" svg:width="21.591cm" svg:height="0.762cm" svg:x="0.508cm" svg:y="0.636cm">
          <draw:text-box>
            <text:p text:style-name="P10"><text:span text:style-name="T4">Asserting data quality with Great Expectations</text:span></text:p>
          </draw:text-box>
        </draw:frame>
        <presentation:notes draw:style-name="dp2">
          <draw:page-thumbnail draw:style-name="gr2" draw:layer="layout" svg:width="14.538cm" svg:height="10.28cm" svg:x="3.231cm" svg:y="2.853cm" draw:page-number="6" presentation:class="page"/>
          <draw:frame presentation:style-name="pr5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3" draw:master-page-name="IBM_25_20Planet_25_20Black1" presentation:presentation-page-layout-name="AL2T1">
        <draw:frame draw:name="Title text2" presentation:style-name="pr3" draw:text-style-name="P2" draw:layer="layout" svg:width="24.131cm" svg:height="1.779cm" svg:x="0.508cm" svg:y="1.651cm" presentation:class="title">
          <draw:text-box>
            <text:p text:style-name="P1">Great expectations</text:p>
          </draw:text-box>
        </draw:frame>
        <draw:frame draw:name="Outline Text1" presentation:style-name="pr9" draw:text-style-name="P16" draw:layer="layout" svg:width="5.364cm" svg:height="2.165cm" svg:x="10.535cm" svg:y="8.683cm" presentation:class="outline" presentation:user-transformed="true">
          <draw:text-box>
            <text:list text:style-name="L2">
              <text:list-header>
                <text:p text:style-name="P15"><text:span text:style-name="T11">DEMO</text:span></text:p>
              </text:list-header>
            </text:list>
          </draw:text-box>
        </draw:frame>
        <draw:frame draw:name="Text Frame2" draw:style-name="gr3" draw:text-style-name="P9" draw:layer="layout" svg:width="23.877cm" svg:height="0.838cm" svg:x="0.508cm" svg:y="17.298cm">
          <draw:text-box>
            <text:p text:style-name="P8"><text:span text:style-name="T3"><text:s/></text:span><text:span text:style-name="T3">Source If Applicable</text:span></text:p>
          </draw:text-box>
        </draw:frame>
        <draw:frame draw:name="Text Frame3" draw:style-name="gr9" draw:text-style-name="P11" draw:layer="layout" svg:width="21.591cm" svg:height="0.762cm" svg:x="0.508cm" svg:y="0.636cm">
          <draw:text-box>
            <text:p text:style-name="P10"><text:span text:style-name="T4">Asserting data quality with Great Expectations</text:span></text:p>
          </draw:text-box>
        </draw:frame>
        <presentation:notes draw:style-name="dp2">
          <draw:page-thumbnail draw:style-name="gr2" draw:layer="layout" svg:width="14.538cm" svg:height="10.28cm" svg:x="3.231cm" svg:y="2.853cm" draw:page-number="7" presentation:class="page"/>
          <draw:frame presentation:style-name="pr5" draw:text-style-name="P1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3" draw:master-page-name="IBM_25_20Planet_25_20Black1" presentation:presentation-page-layout-name="AL2T1">
        <draw:frame draw:name="Title text2" presentation:style-name="pr3" draw:text-style-name="P2" draw:layer="layout" svg:width="24.131cm" svg:height="1.779cm" svg:x="0.508cm" svg:y="1.651cm" presentation:class="title">
          <draw:text-box>
            <text:p text:style-name="P1">Great expectations</text:p>
          </draw:text-box>
        </draw:frame>
        <draw:frame draw:name="Outline Text1" presentation:style-name="pr7" draw:text-style-name="P13" draw:layer="layout" svg:width="24.131cm" svg:height="12.447cm" svg:x="0.508cm" svg:y="5.207cm" presentation:class="outline">
          <draw:text-box>
            <text:list text:style-name="L2">
              <text:list-header>
                <text:p text:style-name="P12"><text:span text:style-name="T7">The idea behind Great Expectations is that </text:span><text:span text:style-name="T12">each dataset should be paired with a set of </text:span><text:span text:style-name="T12">expectations—they are tests for data during runtime.</text:span></text:p>
                <text:p text:style-name="P12"><text:span text:style-name="T7"/></text:p>
                <text:p text:style-name="P12"><text:span text:style-name="T7">The library </text:span><text:span text:style-name="T12">does not throw an error</text:span><text:span text:style-name="T7"> if a new batch of data in the dataset violates the </text:span><text:span text:style-name="T7">expectations, as how I want to use this piece of information depends on the context. </text:span><text:span text:style-name="T7">Depending on the situation, I might:</text:span></text:p>
                <text:list>
                  <text:list-item>
                    <text:p text:style-name="P1"><text:span text:style-name="T9">Reject the new batch of data, and only use the old and validated ones.</text:span></text:p>
                  </text:list-item>
                  <text:list-item>
                    <text:p text:style-name="P1"><text:span text:style-name="T9">Raise a warning in the logs.</text:span></text:p>
                  </text:list-item>
                  <text:list-item>
                    <text:p text:style-name="P1"><text:span text:style-name="T9">Send an email/phone call at 3 AM to the person on call to take a look.</text:span></text:p>
                    <text:p text:style-name="P1"><text:span text:style-name="T9"/></text:p>
                  </text:list-item>
                </text:list>
                <text:p text:style-name="P12"><text:span text:style-name="T7">...But it is unlikely that I want to throw an error and stop the whole process.</text:span></text:p>
              </text:list-header>
            </text:list>
          </draw:text-box>
        </draw:frame>
        <draw:frame draw:name="Text Frame2" draw:style-name="gr3" draw:text-style-name="P9" draw:layer="layout" svg:width="23.877cm" svg:height="0.838cm" svg:x="0.508cm" svg:y="17.298cm">
          <draw:text-box>
            <text:p text:style-name="P8"><text:span text:style-name="T3"><text:s/></text:span><text:span text:style-name="T3">Source If Applicable</text:span></text:p>
          </draw:text-box>
        </draw:frame>
        <draw:frame draw:name="Text Frame3" draw:style-name="gr10" draw:text-style-name="P11" draw:layer="layout" svg:width="21.591cm" svg:height="0.762cm" svg:x="0.508cm" svg:y="0.636cm">
          <draw:text-box>
            <text:p text:style-name="P10"><text:span text:style-name="T4">Asserting data quality with Great Expectations</text:span></text:p>
          </draw:text-box>
        </draw:frame>
        <presentation:notes draw:style-name="dp2">
          <draw:page-thumbnail draw:style-name="gr2" draw:layer="layout" svg:width="14.538cm" svg:height="10.28cm" svg:x="3.231cm" svg:y="2.853cm" draw:page-number="8" presentation:class="page"/>
          <draw:frame presentation:style-name="pr5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3" draw:master-page-name="IBM_25_20Planet_25_20Black1" presentation:presentation-page-layout-name="AL2T1">
        <draw:frame draw:name="Title text2" presentation:style-name="pr3" draw:text-style-name="P2" draw:layer="layout" svg:width="24.131cm" svg:height="1.779cm" svg:x="0.508cm" svg:y="1.651cm" presentation:class="title">
          <draw:text-box>
            <text:p text:style-name="P1">Great expectations</text:p>
          </draw:text-box>
        </draw:frame>
        <draw:frame draw:name="Outline Text1" presentation:style-name="pr7" draw:text-style-name="P2" draw:layer="layout" svg:width="24.131cm" svg:height="12.447cm" svg:x="0.508cm" svg:y="5.207cm" presentation:class="outline" presentation:user-transformed="true">
          <draw:text-box>
            <text:list text:style-name="L2">
              <text:list-header>
                <text:p text:style-name="P12"><text:span text:style-name="T7">There are MANY default expectations…</text:span></text:p>
                <text:p text:style-name="P12"><text:span text:style-name="T7"><text:a xlink:href="https://docs.greatexpectations.io/en/0.7.11/glossary.html" xlink:type="simple">https://docs.greatexpectations.io/en/0.7.11/glossary.html</text:a></text:span></text:p>
                <text:p text:style-name="P12"><text:span text:style-name="T7"/></text:p>
                <text:p text:style-name="P12"><text:span text:style-name="T7"><text:a xlink:href="https://greatexpectations.io/" xlink:type="simple">Also</text:a></text:span><text:span text:style-name="T7">:</text:span></text:p>
              </text:list-header>
              <text:list-item>
                <text:p text:style-name="P12"><text:span text:style-name="T7">Custom expectations.</text:span></text:p>
              </text:list-item>
              <text:list-item>
                <text:p text:style-name="P12"><text:span text:style-name="T7">Integration with Pandas, Spark, SQLAlchemy, Postgres, MySQL, BigQuery, S3, Airflow, etc.</text:span></text:p>
              </text:list-item>
              <text:list-item>
                <text:p text:style-name="P12"><text:span text:style-name="T7">“</text:span><text:span text:style-name="T7">Tests are docs and docs are tests” (Beta).</text:span></text:p>
              </text:list-item>
              <text:list-item>
                <text:p text:style-name="P12"><text:span text:style-name="T7">Automated data profiling (Experimental).</text:span></text:p>
              </text:list-item>
            </text:list>
          </draw:text-box>
        </draw:frame>
        <draw:frame draw:name="Text Frame2" draw:style-name="gr3" draw:text-style-name="P9" draw:layer="layout" svg:width="23.877cm" svg:height="0.838cm" svg:x="0.508cm" svg:y="17.298cm">
          <draw:text-box>
            <text:p text:style-name="P8"><text:span text:style-name="T3"><text:s/></text:span><text:span text:style-name="T3">Source If Applicable</text:span></text:p>
          </draw:text-box>
        </draw:frame>
        <draw:frame draw:name="Text Frame3" draw:style-name="gr11" draw:text-style-name="P11" draw:layer="layout" svg:width="21.591cm" svg:height="0.762cm" svg:x="0.508cm" svg:y="0.636cm">
          <draw:text-box>
            <text:p text:style-name="P10"><text:span text:style-name="T4">Asserting data quality with Great Expectations</text:span></text:p>
          </draw:text-box>
        </draw:frame>
        <presentation:notes draw:style-name="dp2">
          <draw:page-thumbnail draw:style-name="gr2" draw:layer="layout" svg:width="14.538cm" svg:height="10.28cm" svg:x="3.231cm" svg:y="2.853cm" draw:page-number="9" presentation:class="page"/>
          <draw:frame presentation:style-name="pr5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3" draw:master-page-name="IBM_25_20Planet_25_20Black1" presentation:presentation-page-layout-name="AL2T1">
        <draw:frame draw:name="Title text2" presentation:style-name="pr3" draw:text-style-name="P2" draw:layer="layout" svg:width="24.131cm" svg:height="1.779cm" svg:x="0.508cm" svg:y="1.651cm" presentation:class="title">
          <draw:text-box>
            <text:p text:style-name="P1">References</text:p>
          </draw:text-box>
        </draw:frame>
        <draw:frame draw:name="Outline Text1" presentation:style-name="pr7" draw:text-style-name="P18" draw:layer="layout" svg:width="24.131cm" svg:height="12.447cm" svg:x="0.508cm" svg:y="5.207cm" presentation:class="outline" presentation:user-transformed="true">
          <draw:text-box>
            <text:list text:style-name="L2">
              <text:list-header>
                <text:p text:style-name="P12"><text:span text:style-name="T13"/></text:p>
              </text:list-header>
              <text:list-item>
                <text:p text:style-name="P12"><text:span text:style-name="T13">Official documentation:</text:span><text:span text:style-name="T13"><text:line-break/></text:span><text:span text:style-name="T13"><text:a xlink:href="https://docs.greatexpectations.io/en/latest/" xlink:type="simple">https://docs.greatexpectations.io/en/latest/</text:a></text:span></text:p>
              </text:list-item>
              <text:list-item>
                <text:p text:style-name="P12"><text:span text:style-name="T13">Down with Pipeline debt / Introducing Great Expectations:</text:span><text:span text:style-name="T13"><text:line-break/></text:span><text:span text:style-name="T13"><text:a xlink:href="https://greatexpectations.io/blog/down-with-pipeline-debt-introducing-great-expectations/" xlink:type="simple">https://greatexpectations.io/blog/down-with-pipeline-debt-introducing-great-expectations/</text:a></text:span></text:p>
              </text:list-item>
              <text:list-item>
                <text:p text:style-name="P12"><text:span text:style-name="T13">Up &amp; Running with Great Expectations:</text:span><text:span text:style-name="T13"><text:line-break/></text:span><text:span text:style-name="T13"><text:a xlink:href="https://ianwhitestone.work/hello-great-expectations/" xlink:type="simple">https://ianwhitestone.work/hello-great-expectations/</text:a></text:span></text:p>
              </text:list-item>
              <text:list-item>
                <text:p text:style-name="P12"><text:span text:style-name="T13">Great Expectations: Validating datasets in machine learning pipelines:</text:span><text:span text:style-name="T13"><text:line-break/></text:span><text:span text:style-name="T13"><text:a xlink:href="https://blog.codecentric.de/en/2020/02/great-expectations-validating-datasets-in-machine-learning-pipeline/" xlink:type="simple">https://blog.codecentric.de/en/2020/02/great-expectations-validating-datasets-in-machine-learning-pipeline/</text:a></text:span></text:p>
              </text:list-item>
              <text:list-item>
                <text:p text:style-name="P12"><text:span text:style-name="T13">Document Analysis as Python Code with Great Expectations:</text:span><text:span text:style-name="T13"><text:line-break/></text:span><text:span text:style-name="T13"><text:a xlink:href="https://changhsinlee.com/python-great-expectations/" xlink:type="simple">https://changhsinlee.com/python-great-expectations/</text:a></text:span></text:p>
              </text:list-item>
            </text:list>
          </draw:text-box>
        </draw:frame>
        <draw:frame draw:name="Text Frame2" draw:style-name="gr3" draw:text-style-name="P9" draw:layer="layout" svg:width="23.877cm" svg:height="0.838cm" svg:x="0.508cm" svg:y="17.298cm">
          <draw:text-box>
            <text:p text:style-name="P8"><text:span text:style-name="T3"><text:s/></text:span><text:span text:style-name="T3">Source If Applicable</text:span></text:p>
          </draw:text-box>
        </draw:frame>
        <draw:frame draw:name="Text Frame3" draw:style-name="gr12" draw:text-style-name="P11" draw:layer="layout" svg:width="21.591cm" svg:height="0.762cm" svg:x="0.508cm" svg:y="0.636cm">
          <draw:text-box>
            <text:p text:style-name="P10"><text:span text:style-name="T4">Asserting data quality with Great Expectations</text:span></text:p>
          </draw:text-box>
        </draw:frame>
        <presentation:notes draw:style-name="dp2">
          <draw:page-thumbnail draw:style-name="gr2" draw:layer="layout" svg:width="14.538cm" svg:height="10.28cm" svg:x="3.231cm" svg:y="2.853cm" draw:page-number="10" presentation:class="page"/>
          <draw:frame presentation:style-name="pr5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Arial1" style:font-size-asian="12pt" style:language-asian="zxx" style:country-asian="none" style:font-name-complex="Tahoma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name-asian="SimSun" style:font-family-asian="SimSun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BM_25_20Planet_25_20Black-background" style:display-name="IBM%20Planet%20Black-background" style:family="presentation">
      <style:graphic-properties draw:stroke="none" draw:fill="solid" draw:fill-color="#000000" draw:fill-image-width="0.483cm" draw:fill-image-height="0.483cm"/>
      <style:paragraph-properties fo:margin-left="0cm" fo:margin-right="0cm" fo:margin-top="0cm" fo:margin-bottom="0cm" fo:text-indent="0cm"/>
    </style:style>
    <style:style style:name="IBM_25_20Planet_25_20Black-backgroundobjects" style:display-name="IBM%20Planet%20Black-backgroundobjects" style:family="presentation">
      <style:graphic-properties draw:shadow="hidden" draw:shadow-offset-x="0.3cm" draw:shadow-offset-y="0.3cm" draw:shadow-color="#808080"/>
    </style:style>
    <style:style style:name="IBM_25_20Planet_25_20Black-notes" style:display-name="IBM%20Planet%20Black-notes" style:family="presentation">
      <style:graphic-properties draw:stroke="none" draw:fill="none">
        <text:list-style style:name="IBM_25_20Planet_25_20Black-notes" style:display-name="IBM%20Planet%20Blac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name-asian="SimSun" style:font-family-asian="SimSun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5_20Planet_25_20Black-outline1" style:display-name="IBM%20Planet%20Black-outline1" style:family="presentation">
      <style:graphic-properties draw:stroke="none" draw:fill="none">
        <text:list-style style:name="IBM_25_20Planet_25_20Black-outline1" style:display-name="IBM%20Planet%20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name-asian="SimSun" style:font-family-asian="SimSun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5_20Planet_25_20Black-outline2" style:display-name="IBM%20Planet%20Black-outline2" style:family="presentation" style:parent-style-name="IBM_25_20Planet_25_20Black-outline1">
      <style:paragraph-properties fo:margin-top="0cm" fo:margin-bottom="0.4cm"/>
      <style:text-properties fo:font-size="28pt" style:font-size-asian="28pt" style:font-size-complex="28pt"/>
    </style:style>
    <style:style style:name="IBM_25_20Planet_25_20Black-outline3" style:display-name="IBM%20Planet%20Black-outline3" style:family="presentation" style:parent-style-name="IBM_25_20Planet_25_20Black-outline2">
      <style:paragraph-properties fo:margin-top="0cm" fo:margin-bottom="0.3cm"/>
      <style:text-properties fo:font-size="24pt" style:font-size-asian="24pt" style:font-size-complex="24pt"/>
    </style:style>
    <style:style style:name="IBM_25_20Planet_25_20Black-outline4" style:display-name="IBM%20Planet%20Black-outline4" style:family="presentation" style:parent-style-name="IBM_25_20Planet_25_20Black-outline3">
      <style:paragraph-properties fo:margin-top="0cm" fo:margin-bottom="0.2cm"/>
      <style:text-properties fo:font-size="20pt" style:font-size-asian="20pt" style:font-size-complex="20pt"/>
    </style:style>
    <style:style style:name="IBM_25_20Planet_25_20Black-outline5" style:display-name="IBM%20Planet%20Black-outline5" style:family="presentation" style:parent-style-name="IBM_25_20Planet_25_20Black-outline4">
      <style:paragraph-properties fo:margin-top="0cm" fo:margin-bottom="0.1cm"/>
      <style:text-properties fo:font-size="20pt" style:font-size-asian="20pt" style:font-size-complex="20pt"/>
    </style:style>
    <style:style style:name="IBM_25_20Planet_25_20Black-outline6" style:display-name="IBM%20Planet%20Black-outline6" style:family="presentation" style:parent-style-name="IBM_25_20Planet_25_20Black-outline5">
      <style:paragraph-properties fo:margin-top="0cm" fo:margin-bottom="0.1cm"/>
      <style:text-properties fo:font-size="20pt" style:font-size-asian="20pt" style:font-size-complex="20pt"/>
    </style:style>
    <style:style style:name="IBM_25_20Planet_25_20Black-outline7" style:display-name="IBM%20Planet%20Black-outline7" style:family="presentation" style:parent-style-name="IBM_25_20Planet_25_20Black-outline6">
      <style:paragraph-properties fo:margin-top="0cm" fo:margin-bottom="0.1cm"/>
      <style:text-properties fo:font-size="20pt" style:font-size-asian="20pt" style:font-size-complex="20pt"/>
    </style:style>
    <style:style style:name="IBM_25_20Planet_25_20Black-outline8" style:display-name="IBM%20Planet%20Black-outline8" style:family="presentation" style:parent-style-name="IBM_25_20Planet_25_20Black-outline7">
      <style:paragraph-properties fo:margin-top="0cm" fo:margin-bottom="0.1cm"/>
      <style:text-properties fo:font-size="20pt" style:font-size-asian="20pt" style:font-size-complex="20pt"/>
    </style:style>
    <style:style style:name="IBM_25_20Planet_25_20Black-outline9" style:display-name="IBM%20Planet%20Black-outline9" style:family="presentation" style:parent-style-name="IBM_25_20Planet_25_20Black-outline8">
      <style:paragraph-properties fo:margin-top="0cm" fo:margin-bottom="0.1cm"/>
      <style:text-properties fo:font-size="20pt" style:font-size-asian="20pt" style:font-size-complex="20pt"/>
    </style:style>
    <style:style style:name="IBM_25_20Planet_25_20Black-subtitle" style:display-name="IBM%20Planet%20Black-subtitle" style:family="presentation">
      <style:graphic-properties draw:stroke="none" draw:fill="none" draw:textarea-vertical-align="middle">
        <text:list-style style:name="IBM_25_20Planet_25_20Black-subtitle" style:display-name="IBM%20Planet%20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name-asian="SimSun" style:font-family-asian="SimSun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5_20Planet_25_20Black-title" style:display-name="IBM%20Planet%20Black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5_20Planet_25_20Black-title" style:display-name="IBM%20Planet%20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font-name="Arial" fo:font-family="Arial" style:font-family-generic="roman" style:font-pitch="variable" fo:font-size="35pt" fo:font-style="normal" fo:text-shadow="none" fo:font-weight="normal" style:font-name-asian="SimSun" style:font-family-asian="SimSun" style:font-pitch-asian="variable" style:font-size-asian="35pt" style:font-style-asian="normal" style:font-weight-asian="normal" style:font-name-complex="Tahoma" style:font-family-complex="Tahoma" style:font-pitch-complex="variable" style:font-size-complex="35pt" style:font-style-complex="normal" style:font-weight-complex="normal" style:text-emphasize="none" style:font-relief="none"/>
    </style:style>
    <style:style style:name="IBM_25_20Planet_25_20Black1-background" style:display-name="IBM%20Planet%20Black1-background" style:family="presentation">
      <style:graphic-properties draw:stroke="none" draw:fill="solid" draw:fill-color="#000000"/>
    </style:style>
    <style:style style:name="IBM_25_20Planet_25_20Black1-backgroundobjects" style:display-name="IBM%20Planet%20Black1-backgroundobjects" style:family="presentation">
      <style:graphic-properties draw:shadow="hidden" draw:shadow-offset-x="0.3cm" draw:shadow-offset-y="0.3cm" draw:shadow-color="#808080"/>
    </style:style>
    <style:style style:name="IBM_25_20Planet_25_20Black1-notes" style:display-name="IBM%20Planet%20Black1-notes" style:family="presentation">
      <style:graphic-properties draw:stroke="none" draw:fill="none">
        <text:list-style style:name="IBM_25_20Planet_25_20Black1-notes" style:display-name="IBM%20Planet%20Black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name-asian="SimSun" style:font-family-asian="SimSun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5_20Planet_25_20Black1-outline1" style:display-name="IBM%20Planet%20Black1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_25_20Planet_25_20Black1-outline1" style:display-name="IBM%20Planet%20Black1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ffffff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7cm" fo:margin-bottom="0cm" fo:line-height="100%"/>
      <style:text-properties fo:color="#ffffff" style:text-outline="false" style:font-name="Arial" fo:font-family="Arial" style:font-family-generic="roman" style:font-pitch="variable" fo:font-size="16pt" fo:font-style="normal" fo:text-shadow="none" fo:font-weight="normal" style:font-name-asian="SimSun" style:font-family-asian="SimSun" style:font-pitch-asian="variable" style:font-size-asian="16pt" style:font-style-asian="normal" style:font-weight-asian="normal" style:font-name-complex="Tahoma" style:font-family-complex="Tahoma" style:font-pitch-complex="variable" style:font-size-complex="16pt" style:font-style-complex="normal" style:font-weight-complex="normal" style:text-emphasize="none" style:font-relief="none"/>
    </style:style>
    <style:style style:name="IBM_25_20Planet_25_20Black1-outline2" style:display-name="IBM%20Planet%20Black1-outline2" style:family="presentation" style:parent-style-name="IBM_25_20Planet_25_20Black1-outline1">
      <style:paragraph-properties fo:margin-top="0.035cm" fo:margin-bottom="0cm"/>
      <style:text-properties fo:color="#ffffff" fo:font-size="16pt" style:font-size-asian="16pt" style:font-size-complex="16pt"/>
    </style:style>
    <style:style style:name="IBM_25_20Planet_25_20Black1-outline3" style:display-name="IBM%20Planet%20Black1-outline3" style:family="presentation" style:parent-style-name="IBM_25_20Planet_25_20Black1-outline2">
      <style:paragraph-properties fo:margin-top="0.035cm" fo:margin-bottom="0cm"/>
      <style:text-properties fo:color="#ffffff" fo:font-size="16pt" style:font-size-asian="16pt" style:font-size-complex="16pt"/>
    </style:style>
    <style:style style:name="IBM_25_20Planet_25_20Black1-outline4" style:display-name="IBM%20Planet%20Black1-outline4" style:family="presentation" style:parent-style-name="IBM_25_20Planet_25_20Black1-outline3">
      <style:paragraph-properties fo:margin-top="0.152cm" fo:margin-bottom="0cm" fo:line-height="107%"/>
      <style:text-properties fo:font-size="16pt" style:font-size-asian="20pt" style:font-size-complex="20pt"/>
    </style:style>
    <style:style style:name="IBM_25_20Planet_25_20Black1-outline5" style:display-name="IBM%20Planet%20Black1-outline5" style:family="presentation" style:parent-style-name="IBM_25_20Planet_25_20Black1-outline4">
      <style:paragraph-properties fo:margin-top="0.152cm" fo:margin-bottom="0cm"/>
      <style:text-properties fo:font-size="16pt" style:font-size-asian="20pt" style:font-size-complex="20pt"/>
    </style:style>
    <style:style style:name="IBM_25_20Planet_25_20Black1-outline6" style:display-name="IBM%20Planet%20Black1-outline6" style:family="presentation" style:parent-style-name="IBM_25_20Planet_25_20Black1-outline5">
      <style:paragraph-properties fo:margin-top="0.152cm" fo:margin-bottom="0cm"/>
      <style:text-properties fo:font-size="16pt" style:font-size-asian="20pt" style:font-size-complex="20pt"/>
    </style:style>
    <style:style style:name="IBM_25_20Planet_25_20Black1-outline7" style:display-name="IBM%20Planet%20Black1-outline7" style:family="presentation" style:parent-style-name="IBM_25_20Planet_25_20Black1-outline6">
      <style:paragraph-properties fo:margin-top="0.152cm" fo:margin-bottom="0cm"/>
      <style:text-properties fo:font-size="16pt" style:font-size-asian="20pt" style:font-size-complex="20pt"/>
    </style:style>
    <style:style style:name="IBM_25_20Planet_25_20Black1-outline8" style:display-name="IBM%20Planet%20Black1-outline8" style:family="presentation" style:parent-style-name="IBM_25_20Planet_25_20Black1-outline7">
      <style:paragraph-properties fo:margin-top="0.152cm" fo:margin-bottom="0cm"/>
      <style:text-properties fo:font-size="16pt" style:font-size-asian="20pt" style:font-size-complex="20pt"/>
    </style:style>
    <style:style style:name="IBM_25_20Planet_25_20Black1-outline9" style:display-name="IBM%20Planet%20Black1-outline9" style:family="presentation" style:parent-style-name="IBM_25_20Planet_25_20Black1-outline8">
      <style:paragraph-properties fo:margin-top="0.152cm" fo:margin-bottom="0cm"/>
      <style:text-properties fo:font-size="16pt" style:font-size-asian="20pt" style:font-size-complex="20pt"/>
    </style:style>
    <style:style style:name="IBM_25_20Planet_25_20Black1-subtitle" style:display-name="IBM%20Planet%20Black1-subtitle" style:family="presentation">
      <style:graphic-properties draw:stroke="none" draw:fill="none" draw:textarea-vertical-align="middle">
        <text:list-style style:name="IBM_25_20Planet_25_20Black1-subtitle" style:display-name="IBM%20Planet%20Blac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name-asian="SimSun" style:font-family-asian="SimSun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5_20Planet_25_20Black1-title" style:display-name="IBM%20Planet%20Black1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_25_20Planet_25_20Black1-title" style:display-name="IBM%20Planet%20Blac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name-asian="SimSun" style:font-family-asian="SimSun" style:font-pitch-asian="variable" style:font-size-asian="22pt" style:font-style-asian="normal" style:font-weight-asian="normal" style:font-name-complex="Tahoma" style:font-family-complex="Tahoma" style:font-pitch-complex="variable" style:font-size-complex="22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0000" draw:fill-image-width="0.483cm" draw:fill-image-height="0.483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4">
      <style:graphic-properties draw:stroke="none" draw:fill="none" draw:fill-color="#ffffff" fo:min-height="0.741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.025cm, 0cm)" draw:image-opacity="100%" style:mirror="none"/>
    </style:style>
    <style:style style:name="Mgr6" style:family="graphic" style:parent-style-name="standard" style:list-style-name="ML4">
      <style:graphic-properties draw:stroke="none" draw:fill="none" draw:fill-color="#ffffff" fo:min-height="0.741cm" fo:wrap-option="wrap"/>
    </style:style>
    <style:style style:name="Mpr1" style:family="presentation" style:parent-style-name="IBM_25_20Planet_25_20Black-backgroundobjects">
      <style:graphic-properties draw:stroke="none" draw:fill="none" draw:fill-color="#ffffff" fo:min-height="1.165cm" fo:wrap-option="wrap"/>
    </style:style>
    <style:style style:name="Mpr2" style:family="presentation" style:parent-style-name="IBM_25_20Planet_25_20Black-backgroundobjects">
      <style:graphic-properties draw:stroke="none" draw:fill="none" draw:fill-color="#ffffff" fo:min-height="0.44cm" fo:wrap-option="wrap"/>
    </style:style>
    <style:style style:name="Mpr3" style:family="presentation" style:parent-style-name="IBM_25_20Planet_25_20Black-title">
      <style:graphic-properties draw:fill-color="#ffffff" draw:auto-grow-height="false" fo:min-height="3.181cm" fo:wrap-option="wrap"/>
    </style:style>
    <style:style style:name="Mpr4" style:family="presentation" style:parent-style-name="IBM_25_20Planet_25_20Black-backgroundobjects">
      <style:graphic-properties draw:stroke="solid" svg:stroke-width="0.025cm" svg:stroke-color="#ffffff" draw:marker-start-width="0.237cm" draw:marker-end-width="0.237cm" draw:fill="none" draw:fill-color="#ffffcc" draw:textarea-horizontal-align="center" draw:textarea-vertical-align="middle" fo:padding-top="-0.017cm" fo:padding-bottom="-0.017cm" fo:padding-left="-0.017cm" fo:padding-right="-0.017cm" fo:wrap-option="no-wrap"/>
    </style:style>
    <style:style style:name="Mpr5" style:family="presentation" style:parent-style-name="IBM_25_20Planet_25_20Black-backgroundobjects">
      <style:graphic-properties draw:stroke="none" draw:fill="none" draw:fill-color="#ffffff" fo:min-height="1cm" fo:wrap-option="wrap"/>
    </style:style>
    <style:style style:name="Mpr6" style:family="presentation" style:parent-style-name="IBM_25_20Planet_25_20Black1-backgroundobjects">
      <style:graphic-properties draw:stroke="none" draw:fill="none" draw:fill-color="#ffffff" draw:textarea-horizontal-align="left" draw:textarea-vertical-align="top" fo:min-height="0.384cm" fo:padding-top="0.127cm" fo:padding-bottom="0.127cm" fo:padding-left="0.254cm" fo:padding-right="0.254cm" fo:wrap-option="wrap"/>
    </style:style>
    <style:style style:name="Mpr7" style:family="presentation" style:parent-style-name="IBM_25_20Planet_25_20Black1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IBM_25_20Planet_25_20Black1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IBM_25_20Planet_25_20Black1-title">
      <style:graphic-properties draw:fill-color="#ffffff" draw:auto-grow-height="false" fo:min-height="3.181cm" fo:wrap-option="wrap"/>
    </style:style>
    <style:style style:name="Mpr10" style:family="presentation" style:parent-style-name="IBM_25_20Planet_25_20Black1-outline1" style:list-style-name="ML5">
      <style:graphic-properties draw:fill-color="#ffffff" draw:auto-grow-height="false" fo:min-height="12.001cm" fo:wrap-option="wrap"/>
    </style:style>
    <style:style style:name="Mpr11" style:family="presentation" style:parent-style-name="IBM_25_20Planet_25_20Black1-backgroundobjects">
      <style:graphic-properties draw:stroke="solid" svg:stroke-width="0.025cm" svg:stroke-color="#ffffff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IBM_25_20Planet_25_20Black1-backgroundobjects">
      <style:graphic-properties draw:stroke="none" draw:fill="none" draw:fill-color="#ffffff" fo:min-height="1cm" fo:wrap-option="wrap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loext:graphic-properties draw:fill="none"/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loext:graphic-properties draw:fill-color="#ffffff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7" style:family="paragraph">
      <style:paragraph-properties fo:margin-left="0.254cm" fo:margin-right="0.254cm" fo:margin-top="0cm" fo:margin-bottom="0cm" fo:text-align="end" fo:text-indent="0cm"/>
    </style:style>
    <style:style style:name="MP8" style:family="paragraph">
      <loext:graphic-properties draw:fill="none" draw:fill-color="#ffffff"/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9" style:family="paragraph">
      <loext:graphic-properties draw:fill="none" draw:fill-color="#ffffcc"/>
      <style:paragraph-properties fo:text-align="center" style:punctuation-wrap="simple" style:line-break="strict" style:writing-mode="lr-tb" style:font-independent-line-spacing="true"/>
    </style:style>
    <style:style style:name="MP10" style:family="paragraph">
      <loext:graphic-properties draw:fill-color="#ffffff"/>
      <style:paragraph-properties fo:margin-left="0.483cm" fo:margin-right="0cm" fo:text-indent="-0.483cm" style:punctuation-wrap="simple" style:line-break="strict" style:writing-mode="lr-tb" style:font-independent-line-spacing="true"/>
    </style:style>
    <style:style style:name="MP11" style:family="paragraph">
      <loext:graphic-properties draw:fill="none" draw:fill-color="#ffffcc" draw:fill-image-width="0.483cm" draw:fill-image-height="0.483cm"/>
      <style:paragraph-properties fo:text-align="center" style:punctuation-wrap="simple" style:line-break="strict" style:writing-mode="lr-tb" style:font-independent-line-spacing="true"/>
    </style:style>
    <style:style style:name="MP12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3" style:family="paragraph">
      <loext:graphic-properties draw:fill="none" draw:fill-color="#ffffff"/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ffffff" fo:font-size="8pt" style:font-size-asian="8pt" style:font-size-complex="8pt" fo:hyphenate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ffffff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SimSun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text-scale="100%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ffffff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1"/>
      <draw:page-thumbnail draw:layer="backgroundobjects" svg:width="10cm" svg:height="7.5cm" svg:x="2.782cm" svg:y="11.5cm" draw:page-number="1"/>
      <draw:page-thumbnail draw:layer="backgroundobjects" svg:width="10cm" svg:height="7.5cm" svg:x="16.917cm" svg:y="11.5cm" draw:page-number="1"/>
    </style:handout-master>
    <style:master-page style:name="IBM_25_20Planet_25_20Black" style:display-name="IBM%20Planet%20Black" style:page-layout-name="PM1" draw:style-name="Mdp1">
      <draw:frame draw:name="Bitmap with transparency1" draw:style-name="Mgr2" draw:text-style-name="MP3" draw:layer="backgroundobjects" svg:width="1.627cm" svg:height="0.661cm" svg:x="22.987cm" svg:y="1.905cm">
        <draw:image xlink:href="Pictures/10000201000000C60000004F38C09B2D6DF523AC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5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6" draw:layer="backgroundobjects" svg:width="3.019cm" svg:height="0.56cm" svg:x="20.598cm" svg:y="17.903cm">
        <draw:text-box>
          <text:p/>
        </draw:text-box>
      </draw:frame>
      <draw:frame draw:style-name="Mgr4" draw:text-style-name="MP8" draw:layer="backgroundobjects" svg:width="3.811cm" svg:height="0.741cm" svg:x="21.082cm" svg:y="18.237cm">
        <draw:text-box>
          <text:p text:style-name="MP7"><text:span text:style-name="MT2">© 2009 IBM Corporation</text:span></text:p>
        </draw:text-box>
      </draw:frame>
      <draw:line draw:name="Line1" presentation:style-name="Mpr4" draw:text-style-name="MP9" draw:layer="backgroundobjects" svg:x1="0.762cm" svg:y1="2.927cm" svg:x2="24.638cm" svg:y2="2.928cm">
        <text:p/>
      </draw:line>
      <draw:frame draw:name="Bitmap1" draw:style-name="Mgr5" draw:text-style-name="MP3" draw:layer="backgroundobjects" svg:width="23.876cm" svg:height="6.199cm" svg:x="0.762cm" svg:y="10.198cm">
        <draw:image xlink:href="Pictures/10000000000005820000016E36E86BB057F06391.jpg" xlink:type="simple" xlink:show="embed" xlink:actuate="onLoad">
          <text:p/>
        </draw:image>
      </draw:fram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D94E2EC7C9B99C14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20067161E8EDAE9E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9DB1C31550A960F9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5884A9D98BA16D0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4E36E812F8A0E1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BD3B1B599A8708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BD3B1B599A8708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E34E3D9BFF59B42A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9F495983490BD6E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ED6440A62A29B684.png" xlink:type="simple" xlink:show="embed" xlink:actuate="onLoad">
            <text:p/>
          </draw:image>
        </draw:frame>
      </draw:g>
      <draw:frame presentation:style-name="IBM_25_20Planet_25_20Black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5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5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5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5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5_20Planet_25_20Black-title" draw:layer="backgroundobjects" svg:width="13.706cm" svg:height="10.28cm" svg:x="3.647cm" svg:y="2.853cm" presentation:class="page"/>
        <draw:frame presentation:style-name="IBM_25_20Planet_25_20Black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IBM_25_20Planet_25_20Black1" style:display-name="IBM%20Planet%20Black1" style:page-layout-name="PM1" draw:style-name="Mdp2">
      <draw:frame presentation:style-name="Mpr6" draw:text-style-name="MP2" draw:layer="backgroundobjects" svg:width="2.795cm" svg:height="0.638cm" svg:x="1.524cm" svg:y="18.161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2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2"><presentation:footer/></text:span><text:span text:style-name="MT1"> </text:span></text:p>
        </draw:text-box>
      </draw:frame>
      <draw:frame presentation:style-name="Mpr9" draw:text-style-name="MP5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10" draw:layer="backgroundobjects" svg:width="24.131cm" svg:height="12.447cm" svg:x="0.508cm" svg:y="5.20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11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38C09B2D6DF523AC.png" xlink:type="simple" xlink:show="embed" xlink:actuate="onLoad">
          <text:p/>
        </draw:image>
      </draw:frame>
      <draw:frame draw:name="Text Frame2" draw:style-name="Mgr6" draw:text-style-name="MP13" draw:layer="backgroundobjects" svg:width="3.811cm" svg:height="0.741cm" svg:x="21.082cm" svg:y="18.237cm">
        <draw:text-box>
          <text:p text:style-name="MP12"><text:span text:style-name="MT3">© 2009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5_20Planet_25_20Black1-title" draw:layer="backgroundobjects" svg:width="14.538cm" svg:height="10.28cm" svg:x="3.231cm" svg:y="2.853cm" presentation:class="page"/>
        <draw:frame presentation:style-name="IBM_25_20Planet_25_20Black1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6.1$Linux_X86_64 LibreOffice_project/30$Build-1</meta:generator>
    <meta:creation-date>2020-07-15T18:14:27.278388453</meta:creation-date>
    <dc:language>en-US</dc:language>
    <meta:editing-cycles>13</meta:editing-cycles>
    <meta:editing-duration>PT5H41M16S</meta:editing-duration>
    <dc:title>IBM Planet Black</dc:title>
    <dc:date>2020-10-28T15:09:49.028585069</dc:date>
    <meta:document-statistic meta:object-count="106"/>
    <meta:user-defined meta:name="Info 1"/>
    <meta:user-defined meta:name="Info 2"/>
    <meta:user-defined meta:name="Info 3"/>
    <meta:user-defined meta:name="Info 4"/>
  </office:meta>
</office:document-meta>
</file>